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Poz-52955">
            <text:p>Poz-52955</text:p>
          </table:table-cell>
          <table:table-cell office:value-type="float" office:value="58.0775">
            <text:p>58.0775</text:p>
          </table:table-cell>
          <table:table-cell office:value-type="float" office:value="6.82">
            <text:p>6.82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drepanocladus moss stalks">
            <text:p>drepanocladus moss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1">
            <text:p>3.41</text:p>
          </table:table-cell>
          <table:table-cell office:value-type="float" office:value="0.68">
            <text:p>0.68</text:p>
          </table:table-cell>
          <table:table-cell office:value-type="float" office:value="0.6810593260363006">
            <text:p>0.6810593260363006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27">
            <text:p>Ua-3827</text:p>
          </table:table-cell>
          <table:table-cell office:value-type="float" office:value="58.089874">
            <text:p>58.089874</text:p>
          </table:table-cell>
          <table:table-cell office:value-type="float" office:value="6.783906">
            <text:p>6.783906</text:p>
          </table:table-cell>
          <table:table-cell office:value-type="float" office:value="3635.0">
            <text:p>3635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1.21">
            <text:p>1.21</text:p>
          </table:table-cell>
          <table:table-cell office:value-type="float" office:value="1.2088196725484093">
            <text:p>1.2088196725484093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28">
            <text:p>Ua-3828</text:p>
          </table:table-cell>
          <table:table-cell office:value-type="float" office:value="58.089874">
            <text:p>58.089874</text:p>
          </table:table-cell>
          <table:table-cell office:value-type="float" office:value="6.783906">
            <text:p>6.783906</text:p>
          </table:table-cell>
          <table:table-cell office:value-type="float" office:value="6835.0">
            <text:p>6835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1.21">
            <text:p>1.21</text:p>
          </table:table-cell>
          <table:table-cell office:value-type="float" office:value="1.2088196725484093">
            <text:p>1.2088196725484093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3882">
            <text:p>Ua-3882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1147.0">
            <text:p>1147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2">
            <text:p>Ua-44692</text:p>
          </table:table-cell>
          <table:table-cell office:value-type="float" office:value="58.119273">
            <text:p>58.119273</text:p>
          </table:table-cell>
          <table:table-cell office:value-type="float" office:value="6.969215">
            <text:p>6.969215</text:p>
          </table:table-cell>
          <table:table-cell office:value-type="float" office:value="9790.0">
            <text:p>9790.0</text:p>
          </table:table-cell>
          <table:table-cell office:value-type="float" office:value="67.0">
            <text:p>67.0</text:p>
          </table:table-cell>
          <table:table-cell office:value-type="string" office:value="Potamogeton stems betula sp seeds">
            <text:p>Potamogeton stems betula sp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9">
            <text:p>8.9</text:p>
          </table:table-cell>
          <table:table-cell office:value-type="float" office:value="0.66">
            <text:p>0.66</text:p>
          </table:table-cell>
          <table:table-cell office:value-type="float" office:value="0.6644639925189789">
            <text:p>0.66446399251897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3">
            <text:p>Ua-44693</text:p>
          </table:table-cell>
          <table:table-cell office:value-type="float" office:value="58.0848">
            <text:p>58.0848</text:p>
          </table:table-cell>
          <table:table-cell office:value-type="float" office:value="6.96">
            <text:p>6.96</text:p>
          </table:table-cell>
          <table:table-cell office:value-type="float" office:value="3179.0">
            <text:p>3179.0</text:p>
          </table:table-cell>
          <table:table-cell office:value-type="float" office:value="55.0">
            <text:p>55.0</text:p>
          </table:table-cell>
          <table:table-cell office:value-type="string" office:value="Betula seed leaf fragments catkin scale twig">
            <text:p>Betula seed leaf fragments catkin scale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1">
            <text:p>2.11</text:p>
          </table:table-cell>
          <table:table-cell office:value-type="float" office:value="0.68">
            <text:p>0.68</text:p>
          </table:table-cell>
          <table:table-cell office:value-type="float" office:value="0.6785189667857991">
            <text:p>0.6785189667857991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699">
            <text:p>Ua-44699</text:p>
          </table:table-cell>
          <table:table-cell office:value-type="float" office:value="58.096">
            <text:p>58.096</text:p>
          </table:table-cell>
          <table:table-cell office:value-type="float" office:value="6.84">
            <text:p>6.84</text:p>
          </table:table-cell>
          <table:table-cell office:value-type="float" office:value="5202.0">
            <text:p>5202.0</text:p>
          </table:table-cell>
          <table:table-cell office:value-type="float" office:value="45.0">
            <text:p>45.0</text:p>
          </table:table-cell>
          <table:table-cell office:value-type="string" office:value="Twig of Betula or salix">
            <text:p>Twig of Betula or sal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0.68">
            <text:p>0.68</text:p>
          </table:table-cell>
          <table:table-cell office:value-type="float" office:value="0.6777969039882792">
            <text:p>0.677796903988279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6A">
            <text:p>T-10496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3960.0">
            <text:p>3960.0</text:p>
          </table:table-cell>
          <table:table-cell office:value-type="float" office:value="120.0">
            <text:p>12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5A">
            <text:p>T-10495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3760.0">
            <text:p>376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5A">
            <text:p>T-10495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3760.0">
            <text:p>3760.0</text:p>
          </table:table-cell>
          <table:table-cell office:value-type="float" office:value="105.0">
            <text:p>10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7A">
            <text:p>Tua-1037A</text:p>
          </table:table-cell>
          <table:table-cell office:value-type="float" office:value="58.091429">
            <text:p>58.091429</text:p>
          </table:table-cell>
          <table:table-cell office:value-type="float" office:value="6.733167">
            <text:p>6.733167</text:p>
          </table:table-cell>
          <table:table-cell office:value-type="float" office:value="3845.0">
            <text:p>3845.0</text:p>
          </table:table-cell>
          <table:table-cell office:value-type="float" office:value="80.0">
            <text:p>8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1">
            <text:p>3.91</text:p>
          </table:table-cell>
          <table:table-cell office:value-type="float" office:value="1.2">
            <text:p>1.2</text:p>
          </table:table-cell>
          <table:table-cell office:value-type="float" office:value="1.2047768815020197">
            <text:p>1.2047768815020197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7">
            <text:p>Tua-717</text:p>
          </table:table-cell>
          <table:table-cell office:value-type="float" office:value="58.115454">
            <text:p>58.115454</text:p>
          </table:table-cell>
          <table:table-cell office:value-type="float" office:value="6.582016">
            <text:p>6.582016</text:p>
          </table:table-cell>
          <table:table-cell office:value-type="float" office:value="7330.0">
            <text:p>7330.0</text:p>
          </table:table-cell>
          <table:table-cell office:value-type="float" office:value="70.0">
            <text:p>7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4">
            <text:p>1.14</text:p>
          </table:table-cell>
          <table:table-cell office:value-type="float" office:value="1.21">
            <text:p>1.21</text:p>
          </table:table-cell>
          <table:table-cell office:value-type="float" office:value="1.2062689510284375">
            <text:p>1.206268951028437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9A">
            <text:p>TUa-1039A</text:p>
          </table:table-cell>
          <table:table-cell office:value-type="float" office:value="58.124143">
            <text:p>58.124143</text:p>
          </table:table-cell>
          <table:table-cell office:value-type="float" office:value="6.731642">
            <text:p>6.731642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Fine detrital gyttja">
            <text:p>Fine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.54">
            <text:p>14.54</text:p>
          </table:table-cell>
          <table:table-cell office:value-type="float" office:value="1.27">
            <text:p>1.27</text:p>
          </table:table-cell>
          <table:table-cell office:value-type="float" office:value="1.2689579978880623">
            <text:p>1.2689579978880623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4A">
            <text:p>T-10494A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9055.0">
            <text:p>9055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Ua-44703">
            <text:p>Ua-44703</text:p>
          </table:table-cell>
          <table:table-cell office:value-type="float" office:value="58.096">
            <text:p>58.096</text:p>
          </table:table-cell>
          <table:table-cell office:value-type="float" office:value="6.84">
            <text:p>6.84</text:p>
          </table:table-cell>
          <table:table-cell office:value-type="float" office:value="6681.0">
            <text:p>6681.0</text:p>
          </table:table-cell>
          <table:table-cell office:value-type="float" office:value="41.0">
            <text:p>41.0</text:p>
          </table:table-cell>
          <table:table-cell office:value-type="string" office:value="wood fragment">
            <text:p>wood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0.68">
            <text:p>0.68</text:p>
          </table:table-cell>
          <table:table-cell office:value-type="float" office:value="0.6777969039882792">
            <text:p>0.677796903988279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665A">
            <text:p>Tua-665A</text:p>
          </table:table-cell>
          <table:table-cell office:value-type="float" office:value="58.101108">
            <text:p>58.101108</text:p>
          </table:table-cell>
          <table:table-cell office:value-type="float" office:value="6.68592">
            <text:p>6.68592</text:p>
          </table:table-cell>
          <table:table-cell office:value-type="float" office:value="5685.0">
            <text:p>5685.0</text:p>
          </table:table-cell>
          <table:table-cell office:value-type="float" office:value="65.0">
            <text:p>6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1.21">
            <text:p>1.21</text:p>
          </table:table-cell>
          <table:table-cell office:value-type="float" office:value="1.2076200409733533">
            <text:p>1.2076200409733533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74">
            <text:p>Tra-3074</text:p>
          </table:table-cell>
          <table:table-cell office:value-type="float" office:value="58.0922">
            <text:p>58.0922</text:p>
          </table:table-cell>
          <table:table-cell office:value-type="float" office:value="7.04">
            <text:p>7.04</text:p>
          </table:table-cell>
          <table:table-cell office:value-type="float" office:value="1545.0">
            <text:p>1545.0</text:p>
          </table:table-cell>
          <table:table-cell office:value-type="float" office:value="30.0">
            <text:p>3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68">
            <text:p>0.68</text:p>
          </table:table-cell>
          <table:table-cell office:value-type="float" office:value="0.6768904881389289">
            <text:p>0.67689048813892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75">
            <text:p>Tra-3075</text:p>
          </table:table-cell>
          <table:table-cell office:value-type="float" office:value="58.0922">
            <text:p>58.0922</text:p>
          </table:table-cell>
          <table:table-cell office:value-type="float" office:value="7.04">
            <text:p>7.04</text:p>
          </table:table-cell>
          <table:table-cell office:value-type="float" office:value="7810.0">
            <text:p>7810.0</text:p>
          </table:table-cell>
          <table:table-cell office:value-type="float" office:value="45.0">
            <text:p>45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1.1">
            <text:p>1.1</text:p>
          </table:table-cell>
          <table:table-cell office:value-type="float" office:value="1.0991727493587882">
            <text:p>1.0991727493587882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82">
            <text:p>Tra-3082</text:p>
          </table:table-cell>
          <table:table-cell office:value-type="float" office:value="58.0163">
            <text:p>58.0163</text:p>
          </table:table-cell>
          <table:table-cell office:value-type="float" office:value="7.01">
            <text:p>7.01</text:p>
          </table:table-cell>
          <table:table-cell office:value-type="float" office:value="1785.0">
            <text:p>1785.0</text:p>
          </table:table-cell>
          <table:table-cell office:value-type="float" office:value="30.0">
            <text:p>30.0</text:p>
          </table:table-cell>
          <table:table-cell office:value-type="string" office:value="Ruppia fruits">
            <text:p>Ruppia frui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6893048415885689">
            <text:p>0.68930484158856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1038A">
            <text:p>Tua-1038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1530.0">
            <text:p>1530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ra-3083">
            <text:p>Tra-3083</text:p>
          </table:table-cell>
          <table:table-cell office:value-type="float" office:value="58.0163">
            <text:p>58.0163</text:p>
          </table:table-cell>
          <table:table-cell office:value-type="float" office:value="7.01">
            <text:p>7.01</text:p>
          </table:table-cell>
          <table:table-cell office:value-type="float" office:value="1785.0">
            <text:p>1785.0</text:p>
          </table:table-cell>
          <table:table-cell office:value-type="float" office:value="30.0">
            <text:p>30.0</text:p>
          </table:table-cell>
          <table:table-cell office:value-type="string" office:value="Potamogeton endocarps">
            <text:p>Potamogeton endocarp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6893048415885689">
            <text:p>0.6893048415885689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8A">
            <text:p>Tua-718A</text:p>
          </table:table-cell>
          <table:table-cell office:value-type="float" office:value="58.101476">
            <text:p>58.101476</text:p>
          </table:table-cell>
          <table:table-cell office:value-type="float" office:value="6.695578">
            <text:p>6.695578</text:p>
          </table:table-cell>
          <table:table-cell office:value-type="float" office:value="5090.0">
            <text:p>5090.0</text:p>
          </table:table-cell>
          <table:table-cell office:value-type="float" office:value="55.0">
            <text:p>5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1">
            <text:p>6.01</text:p>
          </table:table-cell>
          <table:table-cell office:value-type="float" office:value="1.21">
            <text:p>1.21</text:p>
          </table:table-cell>
          <table:table-cell office:value-type="float" office:value="1.2076403389035402">
            <text:p>1.2076403389035402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Poz-52936">
            <text:p>Poz-52936</text:p>
          </table:table-cell>
          <table:table-cell office:value-type="float" office:value="58.0775">
            <text:p>58.0775</text:p>
          </table:table-cell>
          <table:table-cell office:value-type="float" office:value="6.82">
            <text:p>6.82</text:p>
          </table:table-cell>
          <table:table-cell office:value-type="float" office:value="7390.0">
            <text:p>7390.0</text:p>
          </table:table-cell>
          <table:table-cell office:value-type="float" office:value="50.0">
            <text:p>50.0</text:p>
          </table:table-cell>
          <table:table-cell office:value-type="string" office:value="moss stalks. with leaves probably drepanocladus">
            <text:p>moss stalks. with leaves probably drepanoclad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1">
            <text:p>3.41</text:p>
          </table:table-cell>
          <table:table-cell office:value-type="float" office:value="0.68">
            <text:p>0.68</text:p>
          </table:table-cell>
          <table:table-cell office:value-type="float" office:value="0.6810593260363006">
            <text:p>0.6810593260363006</text:p>
          </table:table-cell>
          <table:table-cell office:value-type="string" office:value="RomundsetEtal2015,CreelEtal2022">
            <text:p>RomundsetEtal201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2A">
            <text:p>TUa-932A</text:p>
          </table:table-cell>
          <table:table-cell office:value-type="float" office:value="58.126217">
            <text:p>58.126217</text:p>
          </table:table-cell>
          <table:table-cell office:value-type="float" office:value="6.718325">
            <text:p>6.718325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Coarse detrital gyttja">
            <text:p>Coarse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1.21">
            <text:p>31.21</text:p>
          </table:table-cell>
          <table:table-cell office:value-type="float" office:value="1.36">
            <text:p>1.36</text:p>
          </table:table-cell>
          <table:table-cell office:value-type="float" office:value="1.3613866394383645">
            <text:p>1.3613866394383645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29A">
            <text:p>Tua-929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3355.0">
            <text:p>3355.0</text:p>
          </table:table-cell>
          <table:table-cell office:value-type="float" office:value="70.0">
            <text:p>7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0A">
            <text:p>Tua-930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8495.0">
            <text:p>8495.0</text:p>
          </table:table-cell>
          <table:table-cell office:value-type="float" office:value="80.0">
            <text:p>8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1A">
            <text:p>Tua-931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8950.0">
            <text:p>8950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1">
            <text:p>7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4A">
            <text:p>Tua-934A</text:p>
          </table:table-cell>
          <table:table-cell office:value-type="float" office:value="58.101108">
            <text:p>58.101108</text:p>
          </table:table-cell>
          <table:table-cell office:value-type="float" office:value="6.68592">
            <text:p>6.68592</text:p>
          </table:table-cell>
          <table:table-cell office:value-type="float" office:value="6995.0">
            <text:p>6995.0</text:p>
          </table:table-cell>
          <table:table-cell office:value-type="float" office:value="75.0">
            <text:p>7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1.2">
            <text:p>1.2</text:p>
          </table:table-cell>
          <table:table-cell office:value-type="float" office:value="1.2039419186802374">
            <text:p>1.2039419186802374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249B">
            <text:p>T-249B</text:p>
          </table:table-cell>
          <table:table-cell office:value-type="float" office:value="58.100556">
            <text:p>58.100556</text:p>
          </table:table-cell>
          <table:table-cell office:value-type="float" office:value="6.711917">
            <text:p>6.711917</text:p>
          </table:table-cell>
          <table:table-cell office:value-type="float" office:value="11500.0">
            <text:p>11500.0</text:p>
          </table:table-cell>
          <table:table-cell office:value-type="float" office:value="300.0">
            <text:p>300.0</text:p>
          </table:table-cell>
          <table:table-cell office:value-type="string" office:value="clay-mud">
            <text:p>clay-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61">
            <text:p>6.61</text:p>
          </table:table-cell>
          <table:table-cell office:value-type="float" office:value="3.19">
            <text:p>3.19</text:p>
          </table:table-cell>
          <table:table-cell office:value-type="float" office:value="3.1936132221714826">
            <text:p>3.1936132221714826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636">
            <text:p>T-636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6770.0">
            <text:p>677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1.2047929961342063">
            <text:p>1.2047929961342063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9A">
            <text:p>T-10499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385.0">
            <text:p>7385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7A">
            <text:p>T-10497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5310.0">
            <text:p>531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33A">
            <text:p>TUa-933A</text:p>
          </table:table-cell>
          <table:table-cell office:value-type="float" office:value="58.101261">
            <text:p>58.101261</text:p>
          </table:table-cell>
          <table:table-cell office:value-type="float" office:value="6.684863">
            <text:p>6.684863</text:p>
          </table:table-cell>
          <table:table-cell office:value-type="float" office:value="3800.0">
            <text:p>3800.0</text:p>
          </table:table-cell>
          <table:table-cell office:value-type="float" office:value="60.0">
            <text:p>6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41">
            <text:p>6.41</text:p>
          </table:table-cell>
          <table:table-cell office:value-type="float" office:value="1.2">
            <text:p>1.2</text:p>
          </table:table-cell>
          <table:table-cell office:value-type="float" office:value="1.203946446450536">
            <text:p>1.203946446450536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0A">
            <text:p>T-10500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175.0">
            <text:p>7175.0</text:p>
          </table:table-cell>
          <table:table-cell office:value-type="float" office:value="75.0">
            <text:p>7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1.21">
            <text:p>1.21</text:p>
          </table:table-cell>
          <table:table-cell office:value-type="float" office:value="1.2054645079616448">
            <text:p>1.2054645079616448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1A">
            <text:p>T-10501A</text:p>
          </table:table-cell>
          <table:table-cell office:value-type="float" office:value="58.075425">
            <text:p>58.075425</text:p>
          </table:table-cell>
          <table:table-cell office:value-type="float" office:value="6.809474">
            <text:p>6.809474</text:p>
          </table:table-cell>
          <table:table-cell office:value-type="float" office:value="7405.0">
            <text:p>7405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1.21">
            <text:p>1.21</text:p>
          </table:table-cell>
          <table:table-cell office:value-type="float" office:value="1.2098816044929055">
            <text:p>1.2098816044929055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1A">
            <text:p>T-10501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405.0">
            <text:p>740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2A">
            <text:p>T-10502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8050.0">
            <text:p>805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3A">
            <text:p>T-10503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9365.0">
            <text:p>9365.0</text:p>
          </table:table-cell>
          <table:table-cell office:value-type="float" office:value="120.0">
            <text:p>12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67">
            <text:p>3.6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4">
            <text:p>T-10504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3125.0">
            <text:p>3125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7">
            <text:p>T-107</text:p>
          </table:table-cell>
          <table:table-cell office:value-type="float" office:value="58.2">
            <text:p>58.2</text:p>
          </table:table-cell>
          <table:table-cell office:value-type="float" office:value="7.1">
            <text:p>7.1</text:p>
          </table:table-cell>
          <table:table-cell office:value-type="float" office:value="7780.0">
            <text:p>7780.0</text:p>
          </table:table-cell>
          <table:table-cell office:value-type="float" office:value="190.0">
            <text:p>190.0</text:p>
          </table:table-cell>
          <table:table-cell office:value-type="string" office:value="marine gyttja">
            <text:p>marine gyttj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9">
            <text:p>1.19</text:p>
          </table:table-cell>
          <table:table-cell office:value-type="float" office:value="1.1926624650449988">
            <text:p>1.1926624650449988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1029">
            <text:p>T-11029</text:p>
          </table:table-cell>
          <table:table-cell office:value-type="float" office:value="58.083333333333336">
            <text:p>58.083333333333336</text:p>
          </table:table-cell>
          <table:table-cell office:value-type="float" office:value="6.783333333333333">
            <text:p>6.783333333333333</text:p>
          </table:table-cell>
          <table:table-cell office:value-type="float" office:value="7060.0">
            <text:p>70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78">
            <text:p>4.78</text:p>
          </table:table-cell>
          <table:table-cell office:value-type="float" office:value="1.2">
            <text:p>1.2</text:p>
          </table:table-cell>
          <table:table-cell office:value-type="float" office:value="1.2007295231047765">
            <text:p>1.2007295231047765</text:p>
          </table:table-cell>
          <table:table-cell office:value-type="string" office:value="Hoeg1995,ProschDanielsen1997,CreelEtal2022">
            <text:p>Hoeg1995,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928A">
            <text:p>Tua-928A</text:p>
          </table:table-cell>
          <table:table-cell office:value-type="float" office:value="58.102438">
            <text:p>58.102438</text:p>
          </table:table-cell>
          <table:table-cell office:value-type="float" office:value="6.698244">
            <text:p>6.698244</text:p>
          </table:table-cell>
          <table:table-cell office:value-type="float" office:value="3020.0">
            <text:p>3020.0</text:p>
          </table:table-cell>
          <table:table-cell office:value-type="float" office:value="65.0">
            <text:p>65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91">
            <text:p>5.91</text:p>
          </table:table-cell>
          <table:table-cell office:value-type="float" office:value="1.2">
            <text:p>1.2</text:p>
          </table:table-cell>
          <table:table-cell office:value-type="float" office:value="1.2038731890923942">
            <text:p>1.2038731890923942</text:p>
          </table:table-cell>
          <table:table-cell office:value-type="string" office:value="ProschDanielsen1996,CreelEtal2022">
            <text:p>ProschDanielsen1996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505">
            <text:p>T-10505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7815.0">
            <text:p>7815.0</text:p>
          </table:table-cell>
          <table:table-cell office:value-type="float" office:value="95.0">
            <text:p>95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43">
            <text:p>4.43</text:p>
          </table:table-cell>
          <table:table-cell office:value-type="float" office:value="0.66">
            <text:p>0.66</text:p>
          </table:table-cell>
          <table:table-cell office:value-type="float" office:value="0.6644743512988577">
            <text:p>0.6644743512988577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635">
            <text:p>T-635</text:p>
          </table:table-cell>
          <table:table-cell office:value-type="float" office:value="58.083333333333336">
            <text:p>58.083333333333336</text:p>
          </table:table-cell>
          <table:table-cell office:value-type="float" office:value="6.8">
            <text:p>6.8</text:p>
          </table:table-cell>
          <table:table-cell office:value-type="float" office:value="4850.0">
            <text:p>48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1.2047929961342063">
            <text:p>1.2047929961342063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56">
            <text:p>T-156</text:p>
          </table:table-cell>
          <table:table-cell office:value-type="float" office:value="58.13333333333333">
            <text:p>58.13333333333333</text:p>
          </table:table-cell>
          <table:table-cell office:value-type="float" office:value="6.666666666666667">
            <text:p>6.666666666666667</text:p>
          </table:table-cell>
          <table:table-cell office:value-type="float" office:value="6420.0">
            <text:p>6420.0</text:p>
          </table:table-cell>
          <table:table-cell office:value-type="float" office:value="160.0">
            <text:p>160.0</text:p>
          </table:table-cell>
          <table:table-cell office:value-type="string" office:value="ostea edulis cardium edule littorina littorea">
            <text:p>ostea edulis cardium edule littorina litto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float" office:value="1.2011521142702601">
            <text:p>1.2011521142702601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208">
            <text:p>T-208</text:p>
          </table:table-cell>
          <table:table-cell office:value-type="float" office:value="57.983333333333334">
            <text:p>57.983333333333334</text:p>
          </table:table-cell>
          <table:table-cell office:value-type="float" office:value="7.066666666666666">
            <text:p>7.066666666666666</text:p>
          </table:table-cell>
          <table:table-cell office:value-type="float" office:value="7950.0">
            <text:p>7950.0</text:p>
          </table:table-cell>
          <table:table-cell office:value-type="float" office:value="170.0">
            <text:p>17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1.22">
            <text:p>1.22</text:p>
          </table:table-cell>
          <table:table-cell office:value-type="float" office:value="1.21704899564283">
            <text:p>1.21704899564283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8A">
            <text:p>T-10498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095.0">
            <text:p>7095.0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77">
            <text:p>3.77</text:p>
          </table:table-cell>
          <table:table-cell office:value-type="float" office:value="0.67">
            <text:p>0.67</text:p>
          </table:table-cell>
          <table:table-cell office:value-type="float" office:value="0.6669403379355229">
            <text:p>0.6669403379355229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-10499A">
            <text:p>T-10499A</text:p>
          </table:table-cell>
          <table:table-cell office:value-type="float" office:value="58.06666666666667">
            <text:p>58.06666666666667</text:p>
          </table:table-cell>
          <table:table-cell office:value-type="float" office:value="6.816666666666666">
            <text:p>6.816666666666666</text:p>
          </table:table-cell>
          <table:table-cell office:value-type="float" office:value="7385.0">
            <text:p>7385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8">
            <text:p>3.78</text:p>
          </table:table-cell>
          <table:table-cell office:value-type="float" office:value="0.67">
            <text:p>0.67</text:p>
          </table:table-cell>
          <table:table-cell office:value-type="float" office:value="0.6749435995926044">
            <text:p>0.6749435995926044</text:p>
          </table:table-cell>
          <table:table-cell office:value-type="string" office:value="Hoeg1995,CreelEtal2022">
            <text:p>Hoeg1995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20A">
            <text:p>Tua-720A</text:p>
          </table:table-cell>
          <table:table-cell office:value-type="float" office:value="58.101476">
            <text:p>58.101476</text:p>
          </table:table-cell>
          <table:table-cell office:value-type="float" office:value="6.695578">
            <text:p>6.695578</text:p>
          </table:table-cell>
          <table:table-cell office:value-type="float" office:value="7160.0">
            <text:p>7160.0</text:p>
          </table:table-cell>
          <table:table-cell office:value-type="float" office:value="60.0">
            <text:p>60.0</text:p>
          </table:table-cell>
          <table:table-cell office:value-type="string" office:value="detrital gyttja">
            <text:p>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1">
            <text:p>6.01</text:p>
          </table:table-cell>
          <table:table-cell office:value-type="float" office:value="1.21">
            <text:p>1.21</text:p>
          </table:table-cell>
          <table:table-cell office:value-type="float" office:value="1.2076403389035402">
            <text:p>1.2076403389035402</text:p>
          </table:table-cell>
          <table:table-cell office:value-type="string" office:value="ProschDanielsen1997,CreelEtal2022">
            <text:p>ProschDanielsen1997,CreelEtal2022</text:p>
          </table:table-cell>
        </table:table-row>
        <table:table-row>
          <table:table-cell office:value-type="string" office:value="Farsund">
            <text:p>Farsund</text:p>
          </table:table-cell>
          <table:table-cell office:value-type="string" office:value="radiocarbon">
            <text:p>radiocarbon</text:p>
          </table:table-cell>
          <table:table-cell office:value-type="string" office:value="Tua-719A">
            <text:p>Tua-719A</text:p>
          </table:table-cell>
          <table:table-cell office:value-type="float" office:value="58.075924">
            <text:p>58.075924</text:p>
          </table:table-cell>
          <table:table-cell office:value-type="float" office:value="6.69897">
            <text:p>6.69897</text:p>
          </table:table-cell>
          <table:table-cell office:value-type="float" office:value="5240.0">
            <text:p>5240.0</text:p>
          </table:table-cell>
          <table:table-cell office:value-type="float" office:value="60.0">
            <text:p>60.0</text:p>
          </table:table-cell>
          <table:table-cell office:value-type="string" office:value="diatomite">
            <text:p>diatomit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1">
            <text:p>4.61</text:p>
          </table:table-cell>
          <table:table-cell office:value-type="float" office:value="1.21">
            <text:p>1.21</text:p>
          </table:table-cell>
          <table:table-cell office:value-type="float" office:value="1.2099360689751661">
            <text:p>1.2099360689751661</text:p>
          </table:table-cell>
          <table:table-cell office:value-type="string" office:value="ProschDanielsen1997,CreelEtal2022">
            <text:p>ProschDanielsen199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